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fo:border="0.74pt solid #000000"/>
    </style:style>
    <style:style style:name="ce5" style:family="table-cell" style:parent-style-name="Default" style:data-style-name="N11">
      <style:table-cell-properties fo:border="0.74pt solid #000000"/>
    </style:style>
    <style:style style:name="ce16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fo:border="0.74pt solid #000000"/>
    </style:style>
    <style:style style:name="ce20" style:family="table-cell" style:parent-style-name="Default" style:data-style-name="N11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onglet_irl_1" table:style-name="ta1">
        <table:table-column table:style-name="co1" table:default-cell-style-name="ce16"/>
        <table:table-column table:style-name="co1" table:number-columns-repeated="2" table:default-cell-style-name="ce18"/>
        <table:table-column table:style-name="co2" table:default-cell-style-name="ce20"/>
        <table:table-row table:style-name="ro1">
          <table:table-cell office:value-type="string" calcext:value-type="string" table:number-columns-spanned="1" table:number-rows-spanned="2">
            <text:p>Trimestres</text:p>
          </table:table-cell>
          <table:table-cell table:style-name="ce16" office:value-type="string" calcext:value-type="string" table:number-columns-spanned="2" table:number-rows-spanned="1">
            <text:p>Année</text:p>
          </table:table-cell>
          <table:covered-table-cell table:style-name="ce19"/>
          <table:table-cell table:style-name="ce16" office:value-type="string" calcext:value-type="string">
            <text:p>Évolution 1 an</text:p>
          </table:table-cell>
        </table:table-row>
        <table:table-row table:style-name="ro1">
          <table:covered-table-cell/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2022" calcext:value-type="float">
            <text:p>2022</text:p>
          </table:table-cell>
          <table:table-cell table:style-name="ce16" office:value-type="string" calcext:value-type="string">
            <text:p>2021→2022</text:p>
          </table:table-cell>
        </table:table-row>
        <table:table-row table:style-name="ro1">
          <table:table-cell office:value-type="string" calcext:value-type="string">
            <text:p>1<text:span text:style-name="T1">er</text:span> trim</text:p>
          </table:table-cell>
          <table:table-cell office:value-type="float" office:value="130.69" calcext:value-type="float">
            <text:p>130,69</text:p>
          </table:table-cell>
          <table:table-cell office:value-type="float" office:value="133.93" calcext:value-type="float">
            <text:p>133,93</text:p>
          </table:table-cell>
          <table:table-cell table:formula="of:=[.C3]/[.B3]-1" office:value-type="percentage" office:value="0.0247914913153264" calcext:value-type="percentage">
            <text:p>2,48 %</text:p>
          </table:table-cell>
        </table:table-row>
        <table:table-row table:style-name="ro1">
          <table:table-cell office:value-type="string" calcext:value-type="string">
            <text:p>2<text:span text:style-name="T1">e</text:span> trim</text:p>
          </table:table-cell>
          <table:table-cell office:value-type="float" office:value="131.12" calcext:value-type="float">
            <text:p>131,12</text:p>
          </table:table-cell>
          <table:table-cell office:value-type="float" office:value="135.84" calcext:value-type="float">
            <text:p>135,84</text:p>
          </table:table-cell>
          <table:table-cell table:formula="of:=[.C4]/[.B4]-1" office:value-type="percentage" office:value="0.0359975594874924" calcext:value-type="percentage">
            <text:p>3,60 %</text:p>
          </table:table-cell>
        </table:table-row>
        <table:table-row table:style-name="ro1">
          <table:table-cell office:value-type="string" calcext:value-type="string">
            <text:p>3<text:span text:style-name="T1">e</text:span> trim</text:p>
          </table:table-cell>
          <table:table-cell office:value-type="float" office:value="131.67" calcext:value-type="float">
            <text:p>131,67</text:p>
          </table:table-cell>
          <table:table-cell office:value-type="float" office:value="136.27" calcext:value-type="float">
            <text:p>136,27</text:p>
          </table:table-cell>
          <table:table-cell table:formula="of:=[.C5]/[.B5]-1" office:value-type="percentage" office:value="0.0349358244095088" calcext:value-type="percentage">
            <text:p>3,49 %</text:p>
          </table:table-cell>
        </table:table-row>
        <table:table-row table:style-name="ro1">
          <table:table-cell office:value-type="string" calcext:value-type="string">
            <text:p>4<text:span text:style-name="T1">e</text:span> trim</text:p>
          </table:table-cell>
          <table:table-cell office:value-type="float" office:value="132.62" calcext:value-type="float">
            <text:p>132,62</text:p>
          </table:table-cell>
          <table:table-cell office:value-type="float" office:value="137.26" calcext:value-type="float">
            <text:p>137,26</text:p>
          </table:table-cell>
          <table:table-cell table:formula="of:=[.C6]/[.B6]-1" office:value-type="percentage" office:value="0.0349871814206002" calcext:value-type="percentage">
            <text:p>3,50 %</text:p>
          </table:table-cell>
        </table:table-row>
      </table:table>
      <table:table table:name="onglet_irl_2" table:style-name="ta1">
        <table:shapes>
          <draw:frame draw:z-index="0" draw:style-name="gr1" draw:text-style-name="P1" svg:width="10.411cm" svg:height="8.988cm" svg:x="15.079cm" svg:y="0cm">
            <draw:object draw:notify-on-update-of-ranges="onglet_irl_2.A2:onglet_irl_2.A39 onglet_irl_2.E1:onglet_irl_2.E1 onglet_irl_2.E2:onglet_irl_2.E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43cm" svg:height="8.989cm" svg:x="15.216cm" svg:y="9.121cm">
            <draw:object draw:notify-on-update-of-ranges="onglet_irl_2.A2:onglet_irl_2.A43 onglet_irl_2.C1:onglet_irl_2.C1 onglet_irl_2.C2:onglet_irl_2.C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7"/>
        <table:table-column table:style-name="co3" table:default-cell-style-name="ce8"/>
        <table:table-column table:style-name="co4" table:default-cell-style-name="ce20"/>
        <table:table-row table:style-name="ro2">
          <table:table-cell table:style-name="ce21" office:value-type="string" calcext:value-type="string">
            <text:p>Année</text:p>
          </table:table-cell>
          <table:table-cell table:style-name="ce21" office:value-type="string" calcext:value-type="string">
            <text:p>Trimestre</text:p>
          </table:table-cell>
          <table:table-cell table:style-name="ce21" office:value-type="string" calcext:value-type="string">
            <text:p>Valeur</text:p>
          </table:table-cell>
          <table:table-cell table:style-name="ce21" office:value-type="string" calcext:value-type="string">
            <text:p>Parution au J.O.</text:p>
          </table:table-cell>
          <table:table-cell table:style-name="ce24" office:value-type="string" calcext:value-type="string">
            <text:p>évolution sur 1 an (en %)</text:p>
          </table:table-cell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T2</text:p>
          </table:table-cell>
          <table:table-cell office:value-type="float" office:value="140.59" calcext:value-type="float">
            <text:p>140,59</text:p>
          </table:table-cell>
          <table:table-cell office:value-type="string" calcext:value-type="string">
            <text:p>16/07/2023</text:p>
          </table:table-cell>
          <table:table-cell table:formula="of:=[.C2]/[.C6]-1" office:value-type="percentage" office:value="0.0349676089517079" calcext:value-type="percentage">
            <text:p>3,50 %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1</text:p>
          </table:table-cell>
          <table:table-cell office:value-type="float" office:value="138.61" calcext:value-type="float">
            <text:p>138,61</text:p>
          </table:table-cell>
          <table:table-cell office:value-type="string" calcext:value-type="string">
            <text:p>16/04/2023</text:p>
          </table:table-cell>
          <table:table-cell table:formula="of:=[.C3]/[.C7]-1" office:value-type="percentage" office:value="0.034943627267976" calcext:value-type="percentage">
            <text:p>3,49 %</text:p>
          </table:table-cell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T4</text:p>
          </table:table-cell>
          <table:table-cell office:value-type="float" office:value="137.26" calcext:value-type="float">
            <text:p>137,26</text:p>
          </table:table-cell>
          <table:table-cell office:value-type="string" calcext:value-type="string">
            <text:p>31/01/2023</text:p>
          </table:table-cell>
          <table:table-cell table:formula="of:=[.C4]/[.C8]-1" office:value-type="percentage" office:value="0.0349871814206002" calcext:value-type="percentage">
            <text:p>3,50 %</text:p>
          </table:table-cell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T3</text:p>
          </table:table-cell>
          <table:table-cell office:value-type="float" office:value="136.27" calcext:value-type="float">
            <text:p>136,27</text:p>
          </table:table-cell>
          <table:table-cell office:value-type="string" calcext:value-type="string">
            <text:p>15/10/2022</text:p>
          </table:table-cell>
          <table:table-cell table:formula="of:=[.C5]/[.C9]-1" office:value-type="percentage" office:value="0.0349358244095088" calcext:value-type="percentage">
            <text:p>3,49 %</text:p>
          </table:table-cell>
        </table:table-row>
        <table:table-row table:style-name="ro1" table:visibility="filter">
          <table:table-cell office:value-type="float" office:value="2022" calcext:value-type="float">
            <text:p>2022</text:p>
          </table:table-cell>
          <table:table-cell office:value-type="string" calcext:value-type="string">
            <text:p>T2</text:p>
          </table:table-cell>
          <table:table-cell office:value-type="float" office:value="135.84" calcext:value-type="float">
            <text:p>135,84</text:p>
          </table:table-cell>
          <table:table-cell office:value-type="string" calcext:value-type="string">
            <text:p>14/07/2022</text:p>
          </table:table-cell>
          <table:table-cell table:formula="of:=[.C6]/[.C10]-1" office:value-type="percentage" office:value="0.0359975594874924" calcext:value-type="percentage">
            <text:p>3,60 %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1</text:p>
          </table:table-cell>
          <table:table-cell office:value-type="float" office:value="133.93" calcext:value-type="float">
            <text:p>133,93</text:p>
          </table:table-cell>
          <table:table-cell office:value-type="string" calcext:value-type="string">
            <text:p>16/04/2022</text:p>
          </table:table-cell>
          <table:table-cell table:formula="of:=[.C7]/[.C11]-1" office:value-type="percentage" office:value="0.0247914913153264" calcext:value-type="percentage">
            <text:p>2,48 %</text:p>
          </table:table-cell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T4</text:p>
          </table:table-cell>
          <table:table-cell office:value-type="float" office:value="132.62" calcext:value-type="float">
            <text:p>132,62</text:p>
          </table:table-cell>
          <table:table-cell office:value-type="string" calcext:value-type="string">
            <text:p>15/01/2022</text:p>
          </table:table-cell>
          <table:table-cell table:formula="of:=[.C8]/[.C12]-1" office:value-type="percentage" office:value="0.0160894882010418" calcext:value-type="percentage">
            <text:p>1,61 %</text:p>
          </table:table-cell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T3</text:p>
          </table:table-cell>
          <table:table-cell office:value-type="float" office:value="131.67" calcext:value-type="float">
            <text:p>131,67</text:p>
          </table:table-cell>
          <table:table-cell office:value-type="string" calcext:value-type="string">
            <text:p>16/10/2021</text:p>
          </table:table-cell>
          <table:table-cell table:formula="of:=[.C9]/[.C13]-1" office:value-type="percentage" office:value="0.00827015851137136" calcext:value-type="percentage">
            <text:p>0,83 %</text:p>
          </table:table-cell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T2</text:p>
          </table:table-cell>
          <table:table-cell office:value-type="float" office:value="131.12" calcext:value-type="float">
            <text:p>131,12</text:p>
          </table:table-cell>
          <table:table-cell office:value-type="string" calcext:value-type="string">
            <text:p>16/07/2021</text:p>
          </table:table-cell>
          <table:table-cell table:formula="of:=[.C10]/[.C14]-1" office:value-type="percentage" office:value="0.00421229991575411" calcext:value-type="percentage">
            <text:p>0,42 %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1</text:p>
          </table:table-cell>
          <table:table-cell office:value-type="float" office:value="130.69" calcext:value-type="float">
            <text:p>130,69</text:p>
          </table:table-cell>
          <table:table-cell office:value-type="string" calcext:value-type="string">
            <text:p>17/04/2021</text:p>
          </table:table-cell>
          <table:table-cell table:formula="of:=[.C11]/[.C15]-1" office:value-type="percentage" office:value="0.000919047254346328" calcext:value-type="percentage">
            <text:p>0,09 %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T4</text:p>
          </table:table-cell>
          <table:table-cell office:value-type="float" office:value="130.52" calcext:value-type="float">
            <text:p>130,52</text:p>
          </table:table-cell>
          <table:table-cell office:value-type="string" calcext:value-type="string">
            <text:p>17/01/2021</text:p>
          </table:table-cell>
          <table:table-cell table:formula="of:=[.C12]/[.C16]-1" office:value-type="percentage" office:value="0.00199600798403199" calcext:value-type="percentage">
            <text:p>0,20 %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T3</text:p>
          </table:table-cell>
          <table:table-cell office:value-type="float" office:value="130.59" calcext:value-type="float">
            <text:p>130,59</text:p>
          </table:table-cell>
          <table:table-cell office:value-type="string" calcext:value-type="string">
            <text:p>16/10/2020</text:p>
          </table:table-cell>
          <table:table-cell table:formula="of:=[.C13]/[.C17]-1" office:value-type="percentage" office:value="0.00461573967228235" calcext:value-type="percentage">
            <text:p>0,46 %</text:p>
          </table:table-cell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T2</text:p>
          </table:table-cell>
          <table:table-cell office:value-type="float" office:value="130.57" calcext:value-type="float">
            <text:p>130,57</text:p>
          </table:table-cell>
          <table:table-cell office:value-type="string" calcext:value-type="string">
            <text:p>17/07/2020</text:p>
          </table:table-cell>
          <table:table-cell table:formula="of:=[.C14]/[.C18]-1" office:value-type="percentage" office:value="0.00655257477644144" calcext:value-type="percentage">
            <text:p>0,66 %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1</text:p>
          </table:table-cell>
          <table:table-cell office:value-type="float" office:value="130.57" calcext:value-type="float">
            <text:p>130,57</text:p>
          </table:table-cell>
          <table:table-cell office:value-type="string" calcext:value-type="string">
            <text:p>25/06/2020</text:p>
          </table:table-cell>
          <table:table-cell table:formula="of:=[.C15]/[.C19]-1" office:value-type="percentage" office:value="0.00919771216571341" calcext:value-type="percentage">
            <text:p>0,92 %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T4</text:p>
          </table:table-cell>
          <table:table-cell office:value-type="float" office:value="130.26" calcext:value-type="float">
            <text:p>130,26</text:p>
          </table:table-cell>
          <table:table-cell office:value-type="string" calcext:value-type="string">
            <text:p>16/01/2020</text:p>
          </table:table-cell>
          <table:table-cell table:formula="of:=[.C16]/[.C20]-1" office:value-type="percentage" office:value="0.00953266682166931" calcext:value-type="percentage">
            <text:p>0,95 %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T3</text:p>
          </table:table-cell>
          <table:table-cell office:value-type="float" office:value="129.99" calcext:value-type="float">
            <text:p>129,99</text:p>
          </table:table-cell>
          <table:table-cell office:value-type="string" calcext:value-type="string">
            <text:p>16/10/2019</text:p>
          </table:table-cell>
          <table:table-cell table:formula="of:=[.C17]/[.C21]-1" office:value-type="percentage" office:value="0.0119891008174389" calcext:value-type="percentage">
            <text:p>1,20 %</text:p>
          </table:table-cell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T2</text:p>
          </table:table-cell>
          <table:table-cell office:value-type="float" office:value="129.72" calcext:value-type="float">
            <text:p>129,72</text:p>
          </table:table-cell>
          <table:table-cell office:value-type="string" calcext:value-type="string">
            <text:p>17/07/2019</text:p>
          </table:table-cell>
          <table:table-cell table:formula="of:=[.C18]/[.C22]-1" office:value-type="percentage" office:value="0.0152617985442591" calcext:value-type="percentage">
            <text:p>1,53 %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1</text:p>
          </table:table-cell>
          <table:table-cell office:value-type="float" office:value="129.38" calcext:value-type="float">
            <text:p>129,38</text:p>
          </table:table-cell>
          <table:table-cell office:value-type="string" calcext:value-type="string">
            <text:p>12/04/2019</text:p>
          </table:table-cell>
          <table:table-cell table:formula="of:=[.C19]/[.C23]-1" office:value-type="percentage" office:value="0.0169784625058953" calcext:value-type="percentage">
            <text:p>1,70 %</text:p>
          </table:table-cell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T4</text:p>
          </table:table-cell>
          <table:table-cell office:value-type="float" office:value="129.03" calcext:value-type="float">
            <text:p>129,03</text:p>
          </table:table-cell>
          <table:table-cell office:value-type="string" calcext:value-type="string">
            <text:p>16/01/2019</text:p>
          </table:table-cell>
          <table:table-cell table:formula="of:=[.C20]/[.C24]-1" office:value-type="percentage" office:value="0.0174262734584452" calcext:value-type="percentage">
            <text:p>1,74 %</text:p>
          </table:table-cell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T3</text:p>
          </table:table-cell>
          <table:table-cell office:value-type="float" office:value="128.45" calcext:value-type="float">
            <text:p>128,45</text:p>
          </table:table-cell>
          <table:table-cell office:value-type="string" calcext:value-type="string">
            <text:p>28/11/2018</text:p>
          </table:table-cell>
          <table:table-cell table:formula="of:=[.C21]/[.C25]-1" office:value-type="percentage" office:value="0.0157362011703306" calcext:value-type="percentage">
            <text:p>1,57 %</text:p>
          </table:table-cell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T2</text:p>
          </table:table-cell>
          <table:table-cell office:value-type="float" office:value="127.77" calcext:value-type="float">
            <text:p>127,77</text:p>
          </table:table-cell>
          <table:table-cell office:value-type="string" calcext:value-type="string">
            <text:p>13/07/2018</text:p>
          </table:table-cell>
          <table:table-cell table:formula="of:=[.C22]/[.C26]-1" office:value-type="percentage" office:value="0.0125208019652905" calcext:value-type="percentage">
            <text:p>1,25 %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1</text:p>
          </table:table-cell>
          <table:table-cell office:value-type="float" office:value="127.22" calcext:value-type="float">
            <text:p>127,22</text:p>
          </table:table-cell>
          <table:table-cell office:value-type="string" calcext:value-type="string">
            <text:p>13/04/2018</text:p>
          </table:table-cell>
          <table:table-cell table:formula="of:=[.C23]/[.C27]-1" office:value-type="percentage" office:value="0.0104845115170771" calcext:value-type="percentage">
            <text:p>1,05 %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T4</text:p>
          </table:table-cell>
          <table:table-cell office:value-type="float" office:value="126.82" calcext:value-type="float">
            <text:p>126,82</text:p>
          </table:table-cell>
          <table:table-cell office:value-type="string" calcext:value-type="string">
            <text:p>13/01/2018</text:p>
          </table:table-cell>
          <table:table-cell table:formula="of:=[.C24]/[.C28]-1" office:value-type="percentage" office:value="0.0105179282868526" calcext:value-type="percentage">
            <text:p>1,05 %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T3</text:p>
          </table:table-cell>
          <table:table-cell office:value-type="float" office:value="126.46" calcext:value-type="float">
            <text:p>126,46</text:p>
          </table:table-cell>
          <table:table-cell office:value-type="string" calcext:value-type="string">
            <text:p>13/10/2017</text:p>
          </table:table-cell>
          <table:table-cell table:formula="of:=[.C25]/[.C29]-1" office:value-type="percentage" office:value="0.00901619723928815" calcext:value-type="percentage">
            <text:p>0,90 %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T2</text:p>
          </table:table-cell>
          <table:table-cell office:value-type="float" office:value="126.19" calcext:value-type="float">
            <text:p>126,19</text:p>
          </table:table-cell>
          <table:table-cell office:value-type="string" calcext:value-type="string">
            <text:p>16/07/2017</text:p>
          </table:table-cell>
          <table:table-cell table:formula="of:=[.C26]/[.C30]-1" office:value-type="percentage" office:value="0.00750499001995997" calcext:value-type="percentage">
            <text:p>0,75 %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1</text:p>
          </table:table-cell>
          <table:table-cell office:value-type="float" office:value="125.9" calcext:value-type="float">
            <text:p>125,9</text:p>
          </table:table-cell>
          <table:table-cell office:value-type="string" calcext:value-type="string">
            <text:p>14/04/2017</text:p>
          </table:table-cell>
          <table:table-cell table:formula="of:=[.C27]/[.C31]-1" office:value-type="percentage" office:value="0.00510937250518917" calcext:value-type="percentage">
            <text:p>0,51 %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T4</text:p>
          </table:table-cell>
          <table:table-cell office:value-type="float" office:value="125.5" calcext:value-type="float">
            <text:p>125,5</text:p>
          </table:table-cell>
          <table:table-cell office:value-type="string" calcext:value-type="string">
            <text:p>14/01/2017</text:p>
          </table:table-cell>
          <table:table-cell table:formula="of:=[.C28]/[.C32]-1" office:value-type="percentage" office:value="0.00175606641123882" calcext:value-type="percentage">
            <text:p>0,18 %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T3</text:p>
          </table:table-cell>
          <table:table-cell office:value-type="float" office:value="125.33" calcext:value-type="float">
            <text:p>125,33</text:p>
          </table:table-cell>
          <table:table-cell office:value-type="string" calcext:value-type="string">
            <text:p>13/10/2016</text:p>
          </table:table-cell>
          <table:table-cell table:formula="of:=[.C29]/[.C33]-1" office:value-type="percentage" office:value="0.000558837617754993" calcext:value-type="percentage">
            <text:p>0,06 %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T2</text:p>
          </table:table-cell>
          <table:table-cell office:value-type="float" office:value="125.25" calcext:value-type="float">
            <text:p>125,25</text:p>
          </table:table-cell>
          <table:table-cell office:value-type="string" calcext:value-type="string">
            <text:p>14/07/2016</text:p>
          </table:table-cell>
          <table:table-cell table:formula="of:=[.C30]/[.C34]-1" office:value-type="percentage" office:value="0" calcext:value-type="percentage">
            <text:p>0,00 %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1</text:p>
          </table:table-cell>
          <table:table-cell office:value-type="float" office:value="125.26" calcext:value-type="float">
            <text:p>125,26</text:p>
          </table:table-cell>
          <table:table-cell office:value-type="string" calcext:value-type="string">
            <text:p>14/04/2016</text:p>
          </table:table-cell>
          <table:table-cell table:formula="of:=[.C31]/[.C35]-1" office:value-type="percentage" office:value="0.000559150091860472" calcext:value-type="percentage">
            <text:p>0,06 %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T4</text:p>
          </table:table-cell>
          <table:table-cell office:value-type="float" office:value="125.28" calcext:value-type="float">
            <text:p>125,28</text:p>
          </table:table-cell>
          <table:table-cell office:value-type="string" calcext:value-type="string">
            <text:p>15/01/2016</text:p>
          </table:table-cell>
          <table:table-cell table:formula="of:=[.C32]/[.C36]-1" office:value-type="percentage" office:value="-0.0000798148295954038" calcext:value-type="percentage">
            <text:p>-0,01 %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T3</text:p>
          </table:table-cell>
          <table:table-cell office:value-type="float" office:value="125.26" calcext:value-type="float">
            <text:p>125,26</text:p>
          </table:table-cell>
          <table:table-cell office:value-type="string" calcext:value-type="string">
            <text:p>16/10/2015</text:p>
          </table:table-cell>
          <table:table-cell table:formula="of:=[.C33]/[.C37]-1" office:value-type="percentage" office:value="0.000159693388693816" calcext:value-type="percentage">
            <text:p>0,02 %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T2</text:p>
          </table:table-cell>
          <table:table-cell office:value-type="float" office:value="125.25" calcext:value-type="float">
            <text:p>125,25</text:p>
          </table:table-cell>
          <table:table-cell office:value-type="string" calcext:value-type="string">
            <text:p>23/07/2015</text:p>
          </table:table-cell>
          <table:table-cell table:formula="of:=[.C34]/[.C38]-1" office:value-type="percentage" office:value="0.000799041150619129" calcext:value-type="percentage">
            <text:p>0,08 %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1</text:p>
          </table:table-cell>
          <table:table-cell office:value-type="float" office:value="125.19" calcext:value-type="float">
            <text:p>125,19</text:p>
          </table:table-cell>
          <table:table-cell office:value-type="string" calcext:value-type="string">
            <text:p>17/04/2015</text:p>
          </table:table-cell>
          <table:table-cell table:formula="of:=[.C35]/[.C39]-1" office:value-type="percentage" office:value="0.00151999999999997" calcext:value-type="percentage">
            <text:p>0,15 %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T4</text:p>
          </table:table-cell>
          <table:table-cell office:value-type="float" office:value="125.29" calcext:value-type="float">
            <text:p>125,29</text:p>
          </table:table-cell>
          <table:table-cell office:value-type="string" calcext:value-type="string">
            <text:p>17/01/2015</text:p>
          </table:table-cell>
          <table:table-cell table:formula="of:=[.C36]/[.C40]-1" office:value-type="percentage" office:value="0.0036850116157976" calcext:value-type="percentage">
            <text:p>0,37 %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T3</text:p>
          </table:table-cell>
          <table:table-cell office:value-type="float" office:value="125.24" calcext:value-type="float">
            <text:p>125,24</text:p>
          </table:table-cell>
          <table:table-cell office:value-type="string" calcext:value-type="string">
            <text:p>22/10/2014</text:p>
          </table:table-cell>
          <table:table-cell table:formula="of:=[.C37]/[.C41]-1" office:value-type="percentage" office:value="0.00465265522220437" calcext:value-type="percentage">
            <text:p>0,47 %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T2</text:p>
          </table:table-cell>
          <table:table-cell office:value-type="float" office:value="125.15" calcext:value-type="float">
            <text:p>125,15</text:p>
          </table:table-cell>
          <table:table-cell office:value-type="string" calcext:value-type="string">
            <text:p>25/07/2014</text:p>
          </table:table-cell>
          <table:table-cell table:formula="of:=[.C38]/[.C42]-1" office:value-type="percentage" office:value="0.00570556091288976" calcext:value-type="percentage">
            <text:p>0,57 %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8/04/2014</text:p>
          </table:table-cell>
          <table:table-cell table:formula="of:=[.C39]/[.C43]-1" office:value-type="percentage" office:value="0.00603621730382287" calcext:value-type="percentage">
            <text:p>0,60 %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T4</text:p>
          </table:table-cell>
          <table:table-cell office:value-type="float" office:value="124.83" calcext:value-type="float">
            <text:p>124,83</text:p>
          </table:table-cell>
          <table:table-cell office:value-type="string" calcext:value-type="string">
            <text:p>17/01/2014</text:p>
          </table:table-cell>
          <table:table-cell table:style-name="ce10" office:value-type="string" calcext:value-type="string" table:number-columns-spanned="1" table:number-rows-spanned="4">
            <text:p>impossible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T3</text:p>
          </table:table-cell>
          <table:table-cell office:value-type="float" office:value="124.66" calcext:value-type="float">
            <text:p>124,66</text:p>
          </table:table-cell>
          <table:table-cell office:value-type="string" calcext:value-type="string">
            <text:p>23/10/2013</text:p>
          </table:table-cell>
          <table:covered-table-cell table:style-name="ce11"/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T2</text:p>
          </table:table-cell>
          <table:table-cell office:value-type="float" office:value="124.44" calcext:value-type="float">
            <text:p>124,44</text:p>
          </table:table-cell>
          <table:table-cell office:value-type="string" calcext:value-type="string">
            <text:p>16/07/2013</text:p>
          </table:table-cell>
          <table:covered-table-cell table:style-name="ce1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1</text:p>
          </table:table-cell>
          <table:table-cell office:value-type="float" office:value="124.25" calcext:value-type="float">
            <text:p>124,25</text:p>
          </table:table-cell>
          <table:table-cell office:value-type="string" calcext:value-type="string">
            <text:p>16/04/2013</text:p>
          </table:table-cell>
          <table:covered-table-cell table:style-name="ce11"/>
        </table:table-row>
      </table:table>
      <table:named-expressions/>
      <table:database-ranges>
        <table:database-range table:name="__Anonymous_Sheet_DB__1" table:target-range-address="onglet_irl_2.A1:onglet_irl_2.E43" table:display-filter-buttons="true">
          <table:filter>
            <table:filter-and>
              <table:filter-condition table:value="T1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6:26:20.939149891</meta:creation-date>
    <dc:date>2023-08-23T10:41:55.843474176</dc:date>
    <meta:editing-duration>PT11H38M27S</meta:editing-duration>
    <meta:editing-cycles>6</meta:editing-cycles>
    <meta:generator>LibreOffice/7.3.7.2$Linux_X86_64 LibreOffice_project/30$Build-2</meta:generator>
    <meta:document-statistic meta:table-count="2" meta:cell-count="23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12cm" svg:height="8.989cm" xlink:href=".." xlink:type="simple" chart:class="chart:scatter" chart:style-name="ch1">
        <chart:plot-area chart:style-name="ch2" table:cell-range-address="onglet_irl_2.A2:onglet_irl_2.A39 onglet_irl_2.E1:onglet_irl_2.E39" chart:data-source-has-labels="row" svg:x="0.208cm" svg:y="0.179cm" svg:width="9.996cm" svg:height="8.631cm">
          <chart:coordinate-region svg:x="1.533cm" svg:y="0.379cm" svg:width="8.303cm" svg:height="7.78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onglet_irl_2.E2:onglet_irl_2.E39" chart:label-cell-address="onglet_irl_2.E1:onglet_irl_2.E1" chart:class="chart:scatter">
            <chart:domain table:cell-range-address="onglet_irl_2.A2:onglet_irl_2.A39"/>
            <chart:regression-curve chart:style-name="ch7">
              <chart:equation chart:display-equation="true" chart:display-r-square="false"/>
            </chart:regression-curve>
            <chart:data-point chart:repeated="6"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évolution sur 1 an (en %)</text:p>
                <draw:g>
                  <svg:desc>onglet_irl_2.E1:onglet_irl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23">
                <text:p>2023</text:p>
                <draw:g>
                  <svg:desc>onglet_irl_2.A2:onglet_irl_2.A39</svg:desc>
                </draw:g>
              </table:table-cell>
              <table:table-cell office:value-type="float" office:value="0.034943627267976">
                <text:p>0.034943627267976</text:p>
                <draw:g>
                  <svg:desc>onglet_irl_2.E2:onglet_irl_2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2">
                <text:p>2022</text:p>
              </table:table-cell>
              <table:table-cell office:value-type="float" office:value="0.0247914913153264">
                <text:p>0.0247914913153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1">
                <text:p>2021</text:p>
              </table:table-cell>
              <table:table-cell office:value-type="float" office:value="0.000919047254346328">
                <text:p>0.000919047254346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0">
                <text:p>2020</text:p>
              </table:table-cell>
              <table:table-cell office:value-type="float" office:value="0.00919771216571341">
                <text:p>0.009197712165713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9">
                <text:p>2019</text:p>
              </table:table-cell>
              <table:table-cell office:value-type="float" office:value="0.0169784625058953">
                <text:p>0.0169784625058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8">
                <text:p>2018</text:p>
              </table:table-cell>
              <table:table-cell office:value-type="float" office:value="0.0104845115170771">
                <text:p>0.0104845115170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7">
                <text:p>2017</text:p>
              </table:table-cell>
              <table:table-cell office:value-type="float" office:value="0.00510937250518917">
                <text:p>0.00510937250518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6">
                <text:p>2016</text:p>
              </table:table-cell>
              <table:table-cell office:value-type="float" office:value="0.000559150091860472">
                <text:p>0.000559150091860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5">
                <text:p>2015</text:p>
              </table:table-cell>
              <table:table-cell office:value-type="float" office:value="0.00151999999999997">
                <text:p>0.00151999999999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4">
                <text:p>2014</text:p>
              </table:table-cell>
              <table:table-cell office:value-type="float" office:value="0.00603621730382287">
                <text:p>0.006036217303822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44cm" svg:height="8.99cm" xlink:href=".." xlink:type="simple" chart:class="chart:scatter" chart:style-name="ch1">
        <chart:plot-area chart:style-name="ch2" table:cell-range-address="onglet_irl_2.A2:onglet_irl_2.A43 onglet_irl_2.C1:onglet_irl_2.C43" chart:data-source-has-labels="row" svg:x="0.2cm" svg:y="0.179cm" svg:width="9.644cm" svg:height="8.632cm">
          <chart:coordinate-region svg:x="1.001cm" svg:y="0.378cm" svg:width="8.475cm" svg:height="7.78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onglet_irl_2.C2:onglet_irl_2.C43" chart:label-cell-address="onglet_irl_2.C1:onglet_irl_2.C1" chart:class="chart:scatter">
            <chart:domain table:cell-range-address="onglet_irl_2.A2:onglet_irl_2.A43"/>
            <chart:regression-curve chart:style-name="ch7">
              <chart:equation chart:display-equation="true" chart:display-r-square="true"/>
            </chart:regression-curve>
            <chart:data-point chart:repeated="5"/>
            <chart:data-point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Valeur</text:p>
                <draw:g>
                  <svg:desc>onglet_irl_2.C1:onglet_irl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23">
                <text:p>2023</text:p>
                <draw:g>
                  <svg:desc>onglet_irl_2.A2:onglet_irl_2.A43</svg:desc>
                </draw:g>
              </table:table-cell>
              <table:table-cell office:value-type="float" office:value="138.61">
                <text:p>138.61</text:p>
                <draw:g>
                  <svg:desc>onglet_irl_2.C2:onglet_irl_2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2">
                <text:p>2022</text:p>
              </table:table-cell>
              <table:table-cell office:value-type="float" office:value="133.93">
                <text:p>133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1">
                <text:p>2021</text:p>
              </table:table-cell>
              <table:table-cell office:value-type="float" office:value="130.69">
                <text:p>130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0">
                <text:p>2020</text:p>
              </table:table-cell>
              <table:table-cell office:value-type="float" office:value="130.57">
                <text:p>130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9">
                <text:p>2019</text:p>
              </table:table-cell>
              <table:table-cell office:value-type="float" office:value="129.38">
                <text:p>129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8">
                <text:p>2018</text:p>
              </table:table-cell>
              <table:table-cell office:value-type="float" office:value="127.22">
                <text:p>127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7">
                <text:p>2017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6">
                <text:p>2016</text:p>
              </table:table-cell>
              <table:table-cell office:value-type="float" office:value="125.26">
                <text:p>125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5">
                <text:p>2015</text:p>
              </table:table-cell>
              <table:table-cell office:value-type="float" office:value="125.19">
                <text:p>125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4">
                <text:p>201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3">
                <text:p>2013</text:p>
              </table:table-cell>
              <table:table-cell office:value-type="float" office:value="124.25">
                <text:p>124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